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Western Illinois (3-3)</text:p>
          </table:table-cell>
          <table:table-cell office:value-type="string">
            <text:p>20</text:p>
          </table:table-cell>
          <table:table-cell office:value-type="string">
            <text:p>26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UAB (3-4)</text:p>
          </table:table-cell>
          <table:table-cell office:value-type="string">
            <text:p>25</text:p>
          </table:table-cell>
          <table:table-cell office:value-type="string">
            <text:p>28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Western Illinoi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9</text:p>
          </table:table-cell>
          <table:table-cell office:value-type="string">
            <text:p>44</text:p>
          </table:table-cell>
          <table:table-cell office:value-type="string">
            <text:p>.068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45</text:p>
          </table:table-cell>
          <table:table-cell office:value-type="string">
            <text:p>.133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29</text:p>
          </table:table-cell>
          <table:table-cell office:value-type="string">
            <text:p>.103</text:p>
          </table:table-cell>
        </table:table-row>
        <table:table-row>
          <table:table-cell office:value-type="string">
            <text:p>UAB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37</text:p>
          </table:table-cell>
          <table:table-cell office:value-type="string">
            <text:p>.162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20</text:p>
          </table:table-cell>
          <table:table-cell office:value-type="string">
            <text:p>7</text:p>
          </table:table-cell>
          <table:table-cell office:value-type="string">
            <text:p>47</text:p>
          </table:table-cell>
          <table:table-cell office:value-type="string">
            <text:p>.277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6</text:p>
          </table:table-cell>
          <table:table-cell office:value-type="string">
            <text:p>3</text:p>
          </table:table-cell>
          <table:table-cell office:value-type="string">
            <text:p>38</text:p>
          </table:table-cell>
          <table:table-cell office:value-type="string">
            <text:p>.342</text:p>
          </table:table-cell>
        </table:table-row>
      </table:table>
      <table:table table:name="Sheet 2">
        <table:table-row>
          <table:table-cell office:value-type="string">
            <text:p>Western Illinoi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eezah Washingto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Shiah Sanders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.35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Jaime Johnson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-.400</text:p>
          </table:table-cell>
          <table:table-cell office:value-type="string">
            <text:p>2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5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Melanie Patenaude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Claire Grov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Shalyn Greenhaw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25</text:p>
          </table:table-cell>
          <table:table-cell office:value-type="string">
            <text:p>.16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Cassie Hunt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Mackenzie Steckler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Riley Schumacher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.37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Makenzie Bouse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Emilee Dechant 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Emma Norris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 office:value-type="string">
            <text:p>41</text:p>
          </table:table-cell>
          <table:table-cell office:value-type="string">
            <text:p>.02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2</text:p>
          </table:table-cell>
          <table:table-cell office:value-type="string">
            <text:p>20</text:p>
          </table:table-cell>
          <table:table-cell office:value-type="string">
            <text:p>118</text:p>
          </table:table-cell>
          <table:table-cell office:value-type="string">
            <text:p>.102</text:p>
          </table:table-cell>
          <table:table-cell office:value-type="string">
            <text:p>26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50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1.0</text:p>
          </table:table-cell>
        </table:table-row>
      </table:table>
      <table:table table:name="Sheet 3">
        <table:table-row>
          <table:table-cell office:value-type="string">
            <text:p>UAB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BROWN,Jorda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CARLILE, Abby 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13</text:p>
          </table:table-cell>
          <table:table-cell office:value-type="string">
            <text:p>.07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DESHOTEL,Gabby 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32</text:p>
          </table:table-cell>
          <table:table-cell office:value-type="string">
            <text:p>.219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SILIC, Petra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.18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ZEMBYLA, Erika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.80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ADAMS, Kenley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.200</text:p>
          </table:table-cell>
          <table:table-cell office:value-type="string">
            <text:p>4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YOUNG, Victoria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17</text:p>
          </table:table-cell>
          <table:table-cell office:value-type="string">
            <text:p>.17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ARTINEZ, Emily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HOLDERFIELD, Shelby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JARED, Haley </text:p>
          </table:table-cell>
          <table:table-cell office:value-type="string">
            <text:p>3</text:p>
          </table:table-cell>
          <table:table-cell office:value-type="string">
            <text:p>17</text:p>
          </table:table-cell>
          <table:table-cell office:value-type="string">
            <text:p>3</text:p>
          </table:table-cell>
          <table:table-cell office:value-type="string">
            <text:p>39</text:p>
          </table:table-cell>
          <table:table-cell office:value-type="string">
            <text:p>.35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8.5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8</text:p>
          </table:table-cell>
          <table:table-cell office:value-type="string">
            <text:p>16</text:p>
          </table:table-cell>
          <table:table-cell office:value-type="string">
            <text:p>122</text:p>
          </table:table-cell>
          <table:table-cell office:value-type="string">
            <text:p>.262</text:p>
          </table:table-cell>
          <table:table-cell office:value-type="string">
            <text:p>46</text:p>
          </table:table-cell>
          <table:table-cell office:value-type="string">
            <text:p>7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51</text:p>
          </table:table-cell>
          <table:table-cell office:value-type="string">
            <text:p>2</text:p>
          </table:table-cell>
          <table:table-cell office:value-type="string">
            <text:p>18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6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